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ohn Baptizes Jesus</text:p>
      <text:h text:style-name="Heading_20_2" text:outline-level="2">0 Introduction</text:h>
      <text:h text:style-name="Heading_20_3" text:outline-level="3">0.1 Key Idea</text:h>
      <text:p text:style-name="First_20_paragraph">The story of John baptizing Jesus us about what it means to follow Jesus in repentance, confession, and bearing fruit in lives of obedience. It also shows us that Jesus is indeed God’s Son, the promised Messiah sent to deliver his people from their sin.</text:p>
      <text:h text:style-name="Heading_20_3" text:outline-level="3">0.2 Creedal Verse</text:h>
      <text:p text:style-name="First_20_paragraph">“Before his coming, John had proclaimed a baptism of repentance to all the people of Israel.” Acts 1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text:p>
      <text:p text:style-name="PageBreakStyle"/>
      <text:h text:style-name="Heading_20_3" text:outline-level="3">0.4 Open Bible Story: John Baptizes Jesus</text:h>
      <text:h text:style-name="Heading_20_9" text:outline-level="9">24-01</text:h>
      <text:p text:style-name="First_20_paragraph"><draw:frame draw:name="img1" svg:width="307.2pt" svg:height="172.8pt"><draw:image xlink:href="Pictures/0.jpg" xlink:type="simple" xlink:show="embed" xlink:actuate="onLoad"/></draw:frame></text:p>
      <text:p text:style-name="Text_20_body">John, the son of Zechariah and Elizabeth, grew up and became a prophet. He lived in the wilderness, ate wild honey and locusts, and wore clothes made from camel hair.</text:p>
      <text:h text:style-name="Heading_20_9" text:outline-level="9">24-02</text:h>
      <text:p text:style-name="First_20_paragraph"><draw:frame draw:name="img2" svg:width="307.2pt" svg:height="172.8pt"><draw:image xlink:href="Pictures/1.jpg" xlink:type="simple" xlink:show="embed" xlink:actuate="onLoad"/></draw:frame></text:p>
      <text:p text:style-name="Text_20_body">Many people came out to the wilderness to listen to John. He preached to them, saying, “Repent, for the kingdom of God is near!”</text:p>
      <text:h text:style-name="Heading_20_9" text:outline-level="9">24-03</text:h>
      <text:p text:style-name="First_20_paragraph"><draw:frame draw:name="img3" svg:width="307.2pt" svg:height="172.8pt"><draw:image xlink:href="Pictures/2.jpg" xlink:type="simple" xlink:show="embed" xlink:actuate="onLoad"/></draw:frame></text:p>
      <text:p text:style-name="Text_20_body">When people heard John’s message, many of them repented from their sins, and John baptized them. Many religious leaders also came to see John, but they did not repent or confess their sins.</text:p>
      <text:h text:style-name="Heading_20_9" text:outline-level="9">24-04</text:h>
      <text:p text:style-name="First_20_paragraph"><draw:frame draw:name="img4" svg:width="307.2pt" svg:height="172.8pt"><draw:image xlink:href="Pictures/3.jpg" xlink:type="simple" xlink:show="embed" xlink:actuate="onLoad"/></draw:frame></text:p>
      <text:p text:style-name="Text_20_body">John said to the religious leaders, “You poisonous snakes! Repent and change your behavior. God will cut down every tree that does not bear good fruit, and he will throw them into the fire.” John fulfilled what the prophets had said, “See, I will soon send my messenger ahead of you, who will prepare your way.”</text:p>
      <text:h text:style-name="Heading_20_9" text:outline-level="9">24-05</text:h>
      <text:p text:style-name="First_20_paragraph"><draw:frame draw:name="img5" svg:width="307.2pt" svg:height="172.8pt"><draw:image xlink:href="Pictures/4.jpg" xlink:type="simple" xlink:show="embed" xlink:actuate="onLoad"/></draw:frame></text:p>
      <text:p text:style-name="Text_20_body">Some religious leaders asked John if he was the Messiah. John replied, “I am not the Messiah, but he is coming after me. He is so great that I am not even worthy to untie his sandals.”</text:p>
      <text:h text:style-name="Heading_20_9" text:outline-level="9">24-06</text:h>
      <text:p text:style-name="First_20_paragraph"><draw:frame draw:name="img6" svg:width="307.2pt" svg:height="172.8pt"><draw:image xlink:href="Pictures/5.jpg" xlink:type="simple" xlink:show="embed" xlink:actuate="onLoad"/></draw:frame></text:p>
      <text:p text:style-name="Text_20_body">The next day, Jesus came for John to baptize him. When John saw him, he said, “Look! There is the Lamb of God who will take away the sin of the world.”</text:p>
      <text:h text:style-name="Heading_20_9" text:outline-level="9">24-07</text:h>
      <text:p text:style-name="First_20_paragraph"><draw:frame draw:name="img7" svg:width="307.2pt" svg:height="172.8pt"><draw:image xlink:href="Pictures/6.jpg" xlink:type="simple" xlink:show="embed" xlink:actuate="onLoad"/></draw:frame></text:p>
      <text:p text:style-name="Text_20_body">John said to Jesus, “I am not worthy to baptize you. You should baptize me instead.” But Jesus said, “You should baptize me, because it is the right thing to do.” So John baptized him even though Jesus had never sinned.</text:p>
      <text:h text:style-name="Heading_20_9" text:outline-level="9">24-08</text:h>
      <text:p text:style-name="First_20_paragraph"><draw:frame draw:name="img8" svg:width="307.2pt" svg:height="172.8pt"><draw:image xlink:href="Pictures/7.jpg" xlink:type="simple" xlink:show="embed" xlink:actuate="onLoad"/></draw:frame></text:p>
      <text:p text:style-name="Text_20_body">When Jesus came up out of the water after being baptized, the Spirit of God appeared in the form of a dove and came down and rested on him. At the same time, God spoke from heaven. He said, “This is my Son. I love him, and I am very pleased with him.”</text:p>
      <text:h text:style-name="Heading_20_9" text:outline-level="9">24-09</text:h>
      <text:p text:style-name="First_20_paragraph"><draw:frame draw:name="img9" svg:width="9216.0pt" svg:height="5184.0pt"><draw:image xlink:href="Pictures/8.jpg" xlink:type="simple" xlink:show="embed" xlink:actuate="onLoad"/></draw:frame></text:p>
      <text:p text:style-name="Text_20_body">God had told John, “The Holy Spirit will come down and stay on someone you baptize. That person is the Son of God.” There is only one God. But when John baptized Jesus, he heard God the Father speak, saw God the Son, who is Jesus, and he saw the Holy Spirit.</text:p>
      <text:p text:style-name="Text_20_body"><text:span text:style-name="T1">A Bible story from: Matthew 3; Mark 1; Luke 3; John 1:1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4-01</text:h>
      <text:p text:style-name="First_20_paragraph">What did John grow up to become?<text:line-break/>John, the son of Zechariah and Elizabeth, grew up and became a prophet.</text:p>
      <text:p text:style-name="Text_20_body">Where did John live when he grew up?<text:line-break/>He lived in the wilderness.</text:p>
      <text:p text:style-name="Text_20_body">What food did John eat and what clothes did John wear?<text:line-break/>John ate wild honey and locusts, and wore clothes made from camel hair</text:p>
      <text:h text:style-name="Heading_20_4" text:outline-level="4">24-02</text:h>
      <text:p text:style-name="First_20_paragraph">How many people came to listen to John preach?<text:line-break/>Many people came out to the wilderness to listen to John preach.</text:p>
      <text:p text:style-name="Text_20_body">What message did John preach to the people?<text:line-break/>He said, “Repent, for the kingdom of God is near!”</text:p>
      <text:h text:style-name="Heading_20_4" text:outline-level="4">24-03</text:h>
      <text:p text:style-name="First_20_paragraph">How did many people respond positively to John’s message?<text:line-break/>Many people heard John’s message and repented from their sins.</text:p>
      <text:p text:style-name="Text_20_body">What did John do to the people who repented from their sins?<text:line-break/>He baptized them.</text:p>
      <text:p text:style-name="Text_20_body">How did many of the religious leaders respond to John’s message?<text:line-break/>Many religious leaders also came to see John, but they did not repent or confess their sins.</text:p>
      <text:h text:style-name="Heading_20_4" text:outline-level="4">24-04</text:h>
      <text:p text:style-name="First_20_paragraph">What did John call the religious leaders?<text:line-break/>John called the religious leaders poisonous snakes.</text:p>
      <text:p text:style-name="Text_20_body">What did John tell the religious leaders to do?<text:line-break/>John told the religious leaders to repent and change their behavior.</text:p>
      <text:p text:style-name="Text_20_body">What did John warn the religious leaders that God would do?<text:line-break/>John warned the religious leaders that God would cut down every tree that does not bear good fruit, and he will throw them into the fire.</text:p>
      <text:p text:style-name="Text_20_body">How did John fulfill what the prophets said?<text:line-break/>John was the messenger the prophets spoke about whom God would send ahead of the Messiah to prepare his way.</text:p>
      <text:h text:style-name="Heading_20_4" text:outline-level="4">24-05</text:h>
      <text:p text:style-name="First_20_paragraph">What was John’s answer when the Jews asked him if he was the Messiah?<text:line-break/>He said he was not the Messiah, but the Messiah was coming after him.</text:p>
      <text:p text:style-name="Text_20_body">How did John describe himself in relationship with the Messiah?<text:line-break/>John said that the Messiah is so great and John was not even worthy to untie his sandals.</text:p>
      <text:h text:style-name="Heading_20_4" text:outline-level="4">24-06</text:h>
      <text:p text:style-name="First_20_paragraph">Why did Jesus come to John?<text:line-break/>Jesus came to John so that John would baptize him.</text:p>
      <text:p text:style-name="Text_20_body">What title did John use for Jesus when he saw him coming to be baptized?<text:line-break/>He called him the Lamb of God who will take away the sin of the world.</text:p>
      <text:h text:style-name="Heading_20_4" text:outline-level="4">24-07</text:h>
      <text:p text:style-name="First_20_paragraph">##./obs_source/transclusions//John .md NOT FOUND!!</text:p>
      <text:p text:style-name="Text_20_body">Why did Jesus say that John should baptize him?<text:line-break/>He said John should baptize him because it was the right thing to do, even though Jesus never sinned.</text:p>
      <text:p text:style-name="Text_20_body">Why did Jesus not need to repent of his sins before John baptized him?<text:line-break/>Jesus did not need to repent because he had never sinned.</text:p>
      <text:h text:style-name="Heading_20_4" text:outline-level="4">24-08</text:h>
      <text:p text:style-name="First_20_paragraph">Who came to rest on Jesus after he was baptized?<text:line-break/>The Spirit of God appeared in the form of a dove and rested on Jesus.</text:p>
      <text:p text:style-name="Text_20_body">What did God say after Jesus was baptized?<text:line-break/>He said, “This is my Son. I love him, and I am very pleased with him.”</text:p>
      <text:h text:style-name="Heading_20_4" text:outline-level="4">24-09</text:h>
      <text:p text:style-name="First_20_paragraph">Whom did God say the person would be upon whom the Holy Spirit would come down and rest?<text:line-break/>The person the Holy Spirit would come down upon and stay when John baptized him would be the Son of God.</text:p>
      <text:p text:style-name="Text_20_body">How many gods are there?<text:line-break/>There is only one God.</text:p>
      <text:p text:style-name="Text_20_body">How many persons is God?<text:line-break/>God is one God and at the same time three persons. When John baptized Jesus, God the Father spoke to his Son and the Holy Spirit came o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4-01</text:h>
      <text:p text:style-name="First_20_paragraph"><text:span text:style-name="T2">grew up and became a prophet</text:span> God had chosen John to be a prophet before he was born. John would serve God as a prophet when he became an adult. How would you express <text:span text:style-name="T2">grew up and became a prophet</text:span> to mean John served God as a prophet when he became an adult?</text:p>
      <text:p/>
      <text:p text:style-name="Text_20_body"><text:span text:style-name="T2">the wilderness</text:span> John lived in a place that was like a desert and removed from where other people typically lived. There were few people living out in this area. How would you express <text:span text:style-name="T2">the wilderness</text:span> to mean a remote, desert-like place?</text:p>
      <text:p/>
      <text:p text:style-name="Text_20_body"><text:span text:style-name="T2">wild honey</text:span> This honey was the natural product of bees in the wilderness; it was not cultivated by people. If that is what people would understand by the word honey, you may not need to call it wild. How would you express <text:span text:style-name="T2">wild honey</text:span> to mean the natural product of bees that is found in nature and that is not cultivated by people?</text:p>
      <text:p/>
      <text:p text:style-name="Text_20_body"><text:span text:style-name="T2">locusts</text:span> These were large, hopping insects with wings, like very large grasshoppers. Some people who live in the desert eat them. How would you express <text:span text:style-name="T2">locusts</text:span> to mean large hopping insects with wings that are like grasshoppers?</text:p>
      <text:p/>
      <text:p text:style-name="Text_20_body"><text:span text:style-name="T2">wore clothes made from camel hair</text:span> A camel is an animal that has very rough hair. People could make clothing out of it. These clothes would not quickly wear out in the wilderness as other clothes would. This clothing symbolizes that John was a prophet like the prophets from long ago, especially the prophet Elijah. How would you express <text:span text:style-name="T2">wore clothes made from camel hair</text:span> to mean John wore clothes that were made from coarse clothes made of camel hair (rough animal hair)?</text:p>
      <text:p/>
      <text:h text:style-name="Heading_20_4" text:outline-level="4">24-02</text:h>
      <text:p text:style-name="First_20_paragraph"><text:span text:style-name="T2">Repent</text:span> John commanded people to turn away from their sins and stop disobeying God. When people repent, they forsake their sins. How would you express repent as a command that instructs people to stop disobeying God and turn away from their sins?</text:p>
      <text:p/>
      <text:p text:style-name="Text_20_body"><text:span text:style-name="T2">the kingdom of God is near</text:span> John preached that the kingdom of God was ready to appear. This meant that God’s reign was about to begin and soon rule over his people as king. How would you express <text:span text:style-name="T2">the kingdom of God is near</text:span> to mean the time of God’s reign was about to begin when God would rule over his people as king?</text:p>
      <text:p/>
      <text:h text:style-name="Heading_20_4" text:outline-level="4">24-03</text:h>
      <text:p text:style-name="First_20_paragraph"><text:span text:style-name="T2">When people heard John’s message, many of them repented from their sins</text:span> People listened to John’s message. At the time they heard him preach, many people turned away from their sins. How would you express <text:span text:style-name="T2">When people heard John’s message, many of them repented from their sins</text:span> to mean many people stopped disobeying God and turned from their sins at the time they heard John preach?</text:p>
      <text:p/>
      <text:p text:style-name="Text_20_body"><text:span text:style-name="T2">baptized</text:span> When people repented from their sins, John immersed them in water. This was a ritual act of publicly confessing sin, repenting from sin, and expressing a desire to follow God. How would you express <text:span text:style-name="T2">baptized</text:span> to mean to be immersed in water as a public ritual of commitment?</text:p>
      <text:p/>
      <text:p text:style-name="Text_20_body"><text:span text:style-name="T2">but they did not repent or confess their sins</text:span> Many people turned from their sins when they heard John preach. In contrast to this, many religious leaders did not turn away from their sins and did not confess their sins when they heard John preach. How would you express <text:span text:style-name="T2">but they did not repent or confess their sins</text:span> to mean many religious leaders did the opposite of those who repented from their sins when they heard John preach?</text:p>
      <text:p/>
      <text:p text:style-name="Text_20_body"><text:span text:style-name="T2">confess their sins</text:span> To confess is to acknowledge that something is true. These leaders did not want to acknowledge that they had sinned. How would you express <text:span text:style-name="T2">confess their sins</text:span> to mean to acknowledge that it is true that they have disobeyed God?</text:p>
      <text:p/>
      <text:h text:style-name="Heading_20_4" text:outline-level="4">24-04</text:h>
      <text:p text:style-name="First_20_paragraph"><text:span text:style-name="T2">You poisonous snakes</text:span> John compares the religious leaders to poisonous snakes. Poisonous snakes are dangerous and represent evil. John said that these religious leaders represented evil and dangerous. How would you express <text:span text:style-name="T2">You poisonous snakes</text:span> to mean dangerous and evil like venomous snakes?</text:p>
      <text:p/>
      <text:p text:style-name="Text_20_body"><text:span text:style-name="T2">God will cut down every tree that does not bear good fruit</text:span> John is not really talking about trees. John speaks of the religious leaders as if they were trees that bear bad fruit. The bad fruit represents bad actions of sining and disobeying God. As a person gets his axe ready to cut down and burn a tree that grows bad fruit, God is ready to punish people for their sins. This means God is ready to punish sinners. How would you express <text:span text:style-name="T2">God will cut down every tree that does not bear good fruit</text:span> to mean God has his axe and he is ready to cut down and burn any tree that grows bad fruit?</text:p>
      <text:p/>
      <text:p text:style-name="Text_20_body"><text:span text:style-name="T2">he will throw them into the fire</text:span> John compares God’s judgment of sinners as throwing trees that bear bad fruit into the fire. Just as the fire would destroy the bad trees, God would punish those whose actions and attitudes did not come from God. How would you express <text:span text:style-name="T2">he will throw them into the fire</text:span> to mean God will judge each person who does not do follow God’s ways and punish by destroying them like would happen if someone threw a tree into a fire?</text:p>
      <text:p/>
      <text:p text:style-name="Text_20_body"><text:span text:style-name="T2">John fulfilled</text:span> Prophets said that God would send a messenger who would come ahead of the Messiah in order to prepare the way for the Messiah. John was this messenger whom the prophets spoke about. He did what the prophets said the messenger would do. How would you express <text:span text:style-name="T2">John fulfilled</text:span> to mean John was doing what the prophet said God’s messenger would do?</text:p>
      <text:p/>
      <text:p text:style-name="Text_20_body"><text:span text:style-name="T2">See</text:span> The prophets told people to look and see what God would do. How would you express <text:span text:style-name="T2">See</text:span> to mean look and pay attention?</text:p>
      <text:p/>
      <text:p text:style-name="Text_20_body"><text:span text:style-name="T2">I will soon send my messenger ahead of you</text:span> This is a message the prophets spoke. The prophets said God would send a messenger who would come before the Messiah. How would you express <text:span text:style-name="T2">I will soon send my messenger ahead of you</text:span> to mean Yahweh would send his messenger that would come before the Messiah would come?</text:p>
      <text:p/>
      <text:h text:style-name="Heading_20_4" text:outline-level="4">24-05</text:h>
      <text:p text:style-name="First_20_paragraph"><text:span text:style-name="T2">He is so great</text:span> John said that the Messiah was very important. How would you express <text:span text:style-name="T2">He is so great</text:span> to mean the Messiah is very important and prominent?</text:p>
      <text:p/>
      <text:p text:style-name="Text_20_body"><text:span text:style-name="T2">I am not even worthy to untie his sandals</text:span> Untying the straps of sandals was a duty of a slave. John was saying that the one who would come is so great that John was not even worthy to be his slave. John was showing humility when he said this. How would you express <text:span text:style-name="T2">I am not even worthy to untie his sandals</text:span> to mean Jesus was so great that John did not deserve to even be his slave and do a lowly task of untying sandals?</text:p>
      <text:p/>
      <text:h text:style-name="Heading_20_4" text:outline-level="4">24-06</text:h>
      <text:p text:style-name="First_20_paragraph"><text:span text:style-name="T2">Look!</text:span> John was pointing out that Jesus was present and was very important. He was calling his listeners to pay attention and take notice of him. How would you express <text:span text:style-name="T2">Look!</text:span> as a strong statement that calls people to pay attention to something really important?</text:p>
      <text:p/>
      <text:p text:style-name="Text_20_body"><text:span text:style-name="T2">the Lamb of God</text:span> John speaks of Jesus as if Jesus is a lamb from God. John compares Jesus to a lamb to show that he is God’s perfect sacrifice who can take away sin. How would you express <text:span text:style-name="T2">the Lamb of God</text:span> to mean Jesus is God’s perfect sacrifice—as a lamb would be a sacrifice—who would be sacrificed to pay for people’s sins?</text:p>
      <text:p/>
      <text:p text:style-name="Text_20_body"><text:span text:style-name="T2">will take away</text:span> Jesus is God’s perfect sacrifice who can remove and cleanse people from sin. As a sacrifice, Jesus makes it possible for sin to be forgiven and for people will not be punished for their sin. How would you express <text:span text:style-name="T2">will take away</text:span> to mean to remove sin so that God looks at our sin as if it never existed?</text:p>
      <text:p/>
      <text:p text:style-name="Text_20_body"><text:span text:style-name="T2">the sin of the world</text:span> The word is a metonym and refers to all the people in the world. How would you express <text:span text:style-name="T2">the sin of the world</text:span> to mean the evil things done by the people who live in the world?</text:p>
      <text:p/>
      <text:h text:style-name="Heading_20_4" text:outline-level="4">24-07</text:h>
      <text:p text:style-name="First_20_paragraph"><text:span text:style-name="T2">I am not worthy to baptize you</text:span> John said that he was not good enough to baptize Jesus. John recognized that he was sinful and did not think he should baptize Jesus. He thought Jesus should baptize him. How would you express <text:span text:style-name="T2">I am not worthy to baptize you</text:span> to mean John saw himself as sinful and did not think he was fit to baptize Jesus?</text:p>
      <text:p/>
      <text:p text:style-name="Text_20_body"><text:span text:style-name="T2">because it is the right thing to do</text:span> Jesus never sinned. He was not baptized to repent from his sin. Jesus did not need to repent from sin because he never committed sin. Instead, Jesus was baptized to show what it means to be truly right. How would you express <text:span text:style-name="T2">because it is the right thing to do</text:span> to mean it is the proper thing that God wanted him to do?</text:p>
      <text:p/>
      <text:p text:style-name="Text_20_body"><text:span text:style-name="T2">even though</text:span> Jesus had never sinned Baptism is sign of repentance. Some might think that Jesus’ baptism meant that Jesus was repenting from his own sin. But Jesus never sinned, so he had no need to repent. Other people were baptized and repented from their sin. Jesus was baptized to show that he always did what was right. How would you express <text:span text:style-name="T2">even though</text:span> Jesus had never sinned to mean Jesus was baptized to do what was right before God and this was a different reason sinful people were baptized when they repented from their sin?</text:p>
      <text:p/>
      <text:h text:style-name="Heading_20_4" text:outline-level="4">24-08</text:h>
      <text:p text:style-name="First_20_paragraph"><text:span text:style-name="T2">after being baptized</text:span> John baptized Jesus by immersing him under the water. This is an action John did to Jesus. How would you express <text:span text:style-name="T2">after being baptized</text:span> to mean after John baptized Jesus by immersing him under the water?</text:p>
      <text:p/>
      <text:p text:style-name="Text_20_body"><text:span text:style-name="T2">Spirit of God</text:span> appeared in the form of a dove and came down and rested on him After Jesus was baptized, the Holy Spirit descended on Jesus. This means that the Holy Spirit either came upon Jesus as a bird descends from the sky or the Holy Spirit looked like an actual dove when he descended upon Jesus. How would you express <text:span text:style-name="T2">Spirit of God</text:span> appeared in the form of a dove and came down and rested on him to mean the Holy Spirit descended upon and remained with Jesus as a dove descending from the sky and resting somewhere?</text:p>
      <text:p/>
      <text:p text:style-name="Text_20_body"><text:span text:style-name="T2">This is my Son</text:span> This is an important title for Jesus. Jesus is God’s eternal Son who is at the same time equal to his Father and distinct from his Father. How would you express <text:span text:style-name="T2">This is my Son</text:span> to mean Jesus is the Son of God the Father?</text:p>
      <text:p/>
      <text:h text:style-name="Heading_20_4" text:outline-level="4">24-09</text:h>
      <text:p text:style-name="First_20_paragraph"><text:span text:style-name="T2">God had told John</text:span> God had already spoken to John and told him that the Holy Spirit would come upon and remain on the one he baptized. How would you express <text:span text:style-name="T2">God had told John</text:span> to mean could mean Before Jesus came to be baptized, God had told John?</text:p>
      <text:p/>
      <text:p text:style-name="Text_20_body"><text:span text:style-name="T2">But when John baptized Jesus, he heard God the Father speak, saw God the Son, who is Jesus, and he saw the Holy Spirit</text:span> There is only one God. At the same time, God is three distinct persons: God the Father, God the Son and God the Holy Spirit. How would you express <text:span text:style-name="T2">But when John baptized Jesus, he heard God the Father speak, saw God the Son, who is Jesus, and he saw the Holy Spirit</text:span> to mean there is one God who eternally exists as three distinct persons: God the Father, God the Son and God the Holy Spir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John’s ministry? (24-01, 24-02, 24-03, 24-04)</text:h>
      <text:p text:style-name="First_20_paragraph">Prophet: John grew and became a prophet. God used John to speak God’s messages to people. (24-01)</text:p>
      <text:p/>
      <text:p text:style-name="Text_20_body">Faithful Follower/Servant: John lived in the wilderness. He ate wild honey and locusts. He wore clothes that were made from tough animal hair of a camel. He lived a simple and devoted life that was focused on serving God and speaking his truth. John showed people what it looks like to follow and serve God. His lifestyle was an example for people to follow. (24-01)</text:p>
      <text:p/>
      <text:p text:style-name="Text_20_body">Preacher: Many people came out to hear John. John spoke God’s messages and many people wanted to hear God’s messages. John instructed people to repent from their sins. He told them that God’s kingdom has nearly arrived. (24-02)</text:p>
      <text:p/>
      <text:p text:style-name="Text_20_body">Baptizer: John baptized people who repented of their sin. This act of baptism formed people into a community of faithful servants of God. (24-03)</text:p>
      <text:p/>
      <text:p text:style-name="Text_20_body">Warning: John warned people of God’s judgment that was coming. Using the example of a tree that bears bad fruit, John told people that God would punish people who did not live lives that pleased God. (24-04)</text:p>
      <text:p/>
      <text:p text:style-name="Text_20_body">Preparer: John prepared the way for Jesus to come. He also prepared the way for people to come and believe in Jesus. In doing this ministry, John fulfilled what the prophets said he would do. (24-04)</text:p>
      <text:p/>
      <text:h text:style-name="Heading_20_5" text:outline-level="5">How did people respond to John’s ministry and message? (24-03, 24-04)</text:h>
      <text:p text:style-name="First_20_paragraph">Hearers: Many people came out to hear John’s message. They wanted to hear from God. True followers of God want to hear truth from God. (24-03)</text:p>
      <text:p/>
      <text:p text:style-name="Text_20_body">Repentance: Many people repented of their sins. People stopped disobeying God and turned away from sin. (24-03)</text:p>
      <text:p/>
      <text:p text:style-name="Text_20_body">Baptism: John baptized those who repented of their sins. Baptism is a ritual act of confessing sin, repenting from sin, announcing one’s commitment to God, and joining the group/community of others who follow God. (24-03)</text:p>
      <text:p/>
      <text:p text:style-name="Text_20_body">Confession: Religious leaders did not repent and did not confess their sin. True believers will acknowledge the truth that they are sinful before God. Only when we admit our sin before God can we repent of our sin. (24-03)</text:p>
      <text:p/>
      <text:p text:style-name="Text_20_body">Change Behavior: John commanded the religious leaders to change their behavior. These leaders did things that were evil and dangerous to others. If they truly repented from their sin than they would change the way they lived. (24-04)</text:p>
      <text:p/>
      <text:p text:style-name="Text_20_body">Bear Fruit: Like a tree that bears good fruit, people who truly repented of their sin would show their repentance by living godly lives before God. (24-04)</text:p>
      <text:p/>
      <text:h text:style-name="Heading_20_5" text:outline-level="5">How did John understand himself in relationship to Jesus? (24-05, 24-06, 24-07)</text:h>
      <text:p text:style-name="First_20_paragraph">Humility: John knew that Jesus was very important. He did not consider himself worthy to even be Jesus’ slave. Jesus was so great that John did not consider himself important enough to untie Jesus’ sandals. When Jesus told John baptize him, John thought that he should be baptized by Jesus. (24-05, 24-07)</text:p>
      <text:p/>
      <text:p text:style-name="Text_20_body">Preparer: John knew that his ministry was to point people to Jesus. Even though John was popular, he realized that Jesus was of greatest importance and pointed people to Jesus. (24-06)</text:p>
      <text:p/>
      <text:p text:style-name="Text_20_body">Obedience: John did what Jesus commanded. Even though John though Jesus should baptize him, John obeyed Jesus’ command and baptized Jesus. (24-07)</text:p>
      <text:p/>
      <text:h text:style-name="Heading_20_5" text:outline-level="5">What did John’s ministry show about who Jesus really is? (24-05, 24-06, 24-07, 24-08, 24-09)</text:h>
      <text:p text:style-name="First_20_paragraph">Messiah: John said that Jesus was very important. In fact, Jesus was so important that John thought he was not even fit to be Jesus’ slave and do a lowly task like untying his sandals. Jesus was the promised deliverer that God’s people had been waiting for. (24-05)</text:p>
      <text:p/>
      <text:p text:style-name="Text_20_body">Lamb of God: John called Jesus the Lamb of God. He was saying that Jesus was God’s perfect sacrifice to take away sin. (24-06)</text:p>
      <text:p/>
      <text:p text:style-name="Text_20_body">Sinless/Righteous: Jesus never sinned. Jesus told John to baptize him because is was right to do this. Jesus’ baptism showed how righteous. (24-07)</text:p>
      <text:p/>
      <text:p text:style-name="Text_20_body">Son of God: After Jesus was baptized, the Holy Spirit descended upon Jesus and remained on him. God the Father spoke out loud and said that Jesus was his Son. God loved his Son and was pleased with him. God told John that the Holy Spirit would descend upon someone he baptized and this person would be the Son of God. (24-08, 24-09)</text:p>
      <text:p/>
      <text:p text:style-name="Text_20_body">Trinity: Jesus if fully God. There is one God who exists as three persons: God the Father, God the Son, and God the Holy Spirit. John heard the voice of God the Father. He saw Jesus, who is God’s Son. And, John saw the Holy Spirit defend on Jesus. (2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faithfully serve and follow God? How is John’s life and ministry and example of what it means to be faithful to God?</text:p>
        </text:list-item>
        <text:list-item>
          <text:p text:style-name="P1">How can people come to follow God and be in right relationship with God? How do the various responses to John’s ministry teach us about how people can come to be right before God and follow him?</text:p>
        </text:list-item>
        <text:list-item>
          <text:p text:style-name="P1">What is baptism important? What role does baptism have in disciples following God/Christ?</text:p>
        </text:list-item>
        <text:list-item>
          <text:p text:style-name="P1">What should be believe about Jesus? What does John’s ministry and Jesus’ baptism teach us about who Jesus i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pented of your sins and come to follow Jesus? Have you been baptized to publicly show your repentance from sin?</text:p>
        </text:list-item>
        <text:list-item>
          <text:p text:style-name="P2">If you have come to follow Jesus, how has your life changed? If you have not come to follow Jesus, what is keeping you from doing so?</text:p>
        </text:list-item>
        <text:list-item>
          <text:p text:style-name="P2">What new convictions have you gained about who Jesus is?</text:p>
        </text:list-item>
        <text:list-item>
          <text:p text:style-name="P2">What change does God want to bring in your life?</text:p>
        </text:list-item>
        <text:list-item>
          <text:p text:style-name="P2">How is John an example for you to foll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2:34Z</meta:creation-date>
    <dc:date>2023-05-24T12:22:34Z</dc:date>
    <meta:user-defined meta:name="subtitle" meta:value-type="string">John Baptizes Jesus</meta:user-defined>
  </office:meta>
</office:document-meta>
</file>